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table:number-columns-repeated="26"/>
          <table:table-cell office:value-type="string" calcext:value-type="string">
            <text:p>-540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9:37:24.7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4T19:45:09.208000000</dc:date>
    <meta:editing-duration>P5DT21H52M46S</meta:editing-duration>
    <meta:editing-cycles>2278</meta:editing-cycles>
    <meta:document-statistic meta:table-count="5" meta:cell-count="6695" meta:object-count="0"/>
    <meta:user-defined meta:name="qrichtext">1</meta:user-defined>
  </office:meta>
</office:document-meta>
</file>